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0e1de" officeooo:paragraph-rsid="00222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Tic-Tac-Toe</text:p>
      <text:p text:style-name="P1">Jahreszahl</text:p>
      <text:p text:style-name="P1">Folder structure</text:p>
      <text:p text:style-name="Preformatted_20_Text">Music for the Odin-Projects</text:p>
      <text:p text:style-name="Preformatted_20_Text">try-catch</text:p>
      <text:p text:style-name="Preformatted_20_Text">coding challenges</text:p>
      <text:p text:style-name="Preformatted_20_Text">node.js</text:p>
      <text:p text:style-name="Preformatted_20_Text">RPG Game to train classes 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454130fadb9a820d3728b86ccb63c8f359d70528</meta:generator>
    <dc:date>2022-04-25T17:03:25.325744546</dc:date>
    <dc:creator>Stefan Bartl</dc:creator>
    <meta:editing-duration>PT49S</meta:editing-duration>
    <meta:editing-cycles>4</meta:editing-cycles>
    <meta:document-statistic meta:table-count="0" meta:image-count="0" meta:object-count="0" meta:page-count="1" meta:paragraph-count="8" meta:word-count="17" meta:character-count="123" meta:non-whitespace-character-count="113"/>
  </office:meta>
</office:document-meta>
</file>